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9cm double #000000" style:border-line-width="0.002cm 0.035cm 0.002cm"/>
    </style:style>
    <style:style style:name="ce2" style:family="table-cell" style:parent-style-name="Default">
      <style:table-cell-properties fo:border="0.092cm double #000000" style:border-line-width="0.002cm 0.088cm 0.002cm"/>
    </style:style>
    <style:style style:name="ce3" style:family="table-cell" style:parent-style-name="Default">
      <style:table-cell-properties fo:border="0.105cm double #000000" style:border-line-width="0.035cm 0.035cm 0.035cm"/>
    </style:style>
    <style:style style:name="ce4" style:family="table-cell" style:parent-style-name="Default">
      <style:table-cell-properties fo:border="0.264cm double #000000" style:border-line-width="0.088cm 0.088cm 0.088cm"/>
    </style:style>
    <style:style style:name="ce5" style:family="table-cell" style:parent-style-name="Default">
      <style:table-cell-properties fo:border="0.125cm double #000000" style:border-line-width="0.002cm 0.088cm 0.035cm"/>
    </style:style>
    <style:style style:name="ce6" style:family="table-cell" style:parent-style-name="Default">
      <style:table-cell-properties fo:border="0.178cm double #000000" style:border-line-width="0.002cm 0.088cm 0.088cm"/>
    </style:style>
    <style:style style:name="ce7" style:family="table-cell" style:parent-style-name="Default">
      <style:table-cell-properties fo:border="0.231cm double #000000" style:border-line-width="0.002cm 0.088cm 0.141cm"/>
    </style:style>
    <style:style style:name="ce8" style:family="table-cell" style:parent-style-name="Default">
      <style:table-cell-properties fo:border="0.211cm double #000000" style:border-line-width="0.035cm 0.088cm 0.088cm"/>
    </style:style>
    <style:style style:name="ce9" style:family="table-cell" style:parent-style-name="Default">
      <style:table-cell-properties fo:border="0.158cm double #000000" style:border-line-width="0.088cm 0.035cm 0.035cm"/>
    </style:style>
    <style:style style:name="ce10" style:family="table-cell" style:parent-style-name="Default">
      <style:table-cell-properties fo:border="0.317cm double #000000" style:border-line-width="0.088cm 0.088cm 0.141cm"/>
    </style:style>
    <style:style style:name="ce11" style:family="table-cell" style:parent-style-name="Default">
      <style:table-cell-properties fo:border="0.317cm double #000000" style:border-line-width="0.141cm 0.088cm 0.088cm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="0.018cm solid #000000"/>
    </style:style>
    <style:style style:name="ce14" style:family="table-cell" style:parent-style-name="Default">
      <style:table-cell-properties fo:border="0.035cm solid #000000"/>
    </style:style>
    <style:style style:name="ce15" style:family="table-cell" style:parent-style-name="Default">
      <style:table-cell-properties fo:border="0.088cm solid #000000"/>
    </style:style>
    <style:style style:name="ce16" style:family="table-cell" style:parent-style-name="Default">
      <style:table-cell-properties fo:border="0.141cm solid #000000"/>
    </style:style>
    <style:style style:name="ce17" style:family="table-cell" style:parent-style-name="Default">
      <style:table-cell-properties fo:border="0.176cm solid #0000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1.10pt</text:p>
          </table:table-cell>
          <table:table-cell table:style-name="ce1"/>
          <table:table-cell/>
          <table:table-cell office:value-type="string">
            <text:p>0.05pt</text:p>
          </table:table-cell>
          <table:table-cell table:style-name="ce1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2.60pt</text:p>
          </table:table-cell>
          <table:table-cell table:style-name="ce2"/>
          <table:table-cell/>
          <table:table-cell office:value-type="string">
            <text:p>0.50pt</text:p>
          </table:table-cell>
          <table:table-cell table:style-name="ce1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3.00pt</text:p>
          </table:table-cell>
          <table:table-cell table:style-name="ce3"/>
          <table:table-cell/>
          <table:table-cell office:value-type="string">
            <text:p>1.00pt</text:p>
          </table:table-cell>
          <table:table-cell table:style-name="ce1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7.50pt</text:p>
          </table:table-cell>
          <table:table-cell table:style-name="ce4"/>
          <table:table-cell/>
          <table:table-cell office:value-type="string">
            <text:p>2.50pt</text:p>
          </table:table-cell>
          <table:table-cell table:style-name="ce1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3.55pt</text:p>
          </table:table-cell>
          <table:table-cell table:style-name="ce5"/>
          <table:table-cell/>
          <table:table-cell office:value-type="string">
            <text:p>4.00pt</text:p>
          </table:table-cell>
          <table:table-cell table:style-name="ce16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5.05pt</text:p>
          </table:table-cell>
          <table:table-cell table:style-name="ce6"/>
          <table:table-cell/>
          <table:table-cell office:value-type="string">
            <text:p>5.00pt</text:p>
          </table:table-cell>
          <table:table-cell table:style-name="ce17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6.55pt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6.00pt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4.50pt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9.00pt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9.00pt</text:p>
          </table:table-cell>
          <table:table-cell table:style-name="ce11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.05.2012</text:date>, <text:time>11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4T10:56:55</meta:creation-date>
    <dc:date>2012-05-24T11:15:50</dc:date>
    <meta:editing-duration>PT18M55S</meta:editing-duration>
    <meta:editing-cycles>3</meta:editing-cycles>
    <meta:generator>OpenOffice.org/3.3$Unix OpenOffice.org_project/330m20$Build-9567</meta:generator>
    <meta:document-statistic meta:table-count="3" meta:cell-count="17" meta:object-count="0"/>
  </office:meta>
</office:document-meta>
</file>